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automatic-styles>
    <style:style style:name="Tableau3" style:family="table">
      <style:table-properties style:width="16.993cm" table:align="left"/>
    </style:style>
    <style:style style:name="Tableau3.A" style:family="table-column">
      <style:table-column-properties style:column-width="9.888cm"/>
    </style:style>
    <style:style style:name="Tableau3.B" style:family="table-column">
      <style:table-column-properties style:column-width="2.902cm"/>
    </style:style>
    <style:style style:name="Tableau3.C" style:family="table-column">
      <style:table-column-properties style:column-width="4.203cm"/>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6.993cm" table:align="left"/>
    </style:style>
    <style:style style:name="Tableau1.A" style:family="table-column">
      <style:table-column-properties style:column-width="9.495cm"/>
    </style:style>
    <style:style style:name="Tableau1.B" style:family="table-column">
      <style:table-column-properties style:column-width="2.298cm"/>
    </style:style>
    <style:style style:name="Tableau1.C" style:family="table-column">
      <style:table-column-properties style:column-width="2.101cm"/>
    </style:style>
    <style:style style:name="Tableau1.D" style:family="table-column">
      <style:table-column-properties style:column-width="3.099cm"/>
    </style:style>
    <style:style style:name="Tableau1.1" style:family="table-row">
      <style:table-row-properties style:min-row-height="0.787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2" style:family="table-row">
      <style:table-row-properties style:min-row-height="8.463cm"/>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2" style:family="table">
      <style:table-properties style:width="16.993cm" table:align="left" fo:background-color="transparent">
        <style:background-image/>
      </style:table-properties>
    </style:style>
    <style:style style:name="Tableau2.A" style:family="table-column">
      <style:table-column-properties style:column-width="9.495cm"/>
    </style:style>
    <style:style style:name="Tableau2.B" style:family="table-column">
      <style:table-column-properties style:column-width="4.399cm"/>
    </style:style>
    <style:style style:name="Tableau2.C" style:family="table-column">
      <style:table-column-properties style:column-width="3.099cm"/>
    </style:style>
    <style:style style:name="Tableau2.1" style:family="table-row">
      <style:table-row-properties style:min-row-height="0.794cm" fo:background-color="transparent">
        <style:background-image/>
      </style:table-row-properties>
    </style:style>
    <style:style style:name="Tableau2.A1" style:family="table-cell">
      <style:table-cell-properties style:vertical-align="" fo:padding="0.097cm" fo:border-left="0.5pt solid #000000" fo:border-right="0.5pt solid #000000" fo:border-top="0.5pt solid #000000" fo:border-bottom="none"/>
    </style:style>
    <style:style style:name="Tableau2.B1" style:family="table-cell">
      <style:table-cell-properties style:vertical-align="" fo:padding="0.097cm" fo:border-left="0.5pt solid #000000" fo:border-right="none" fo:border-top="0.5pt solid #000000" fo:border-bottom="0.5pt solid #000000"/>
    </style:style>
    <style:style style:name="Tableau2.C1" style:family="table-cell">
      <style:table-cell-properties style:vertical-align="" fo:padding="0.097cm" fo:border="0.5pt solid #000000"/>
    </style:style>
    <style:style style:name="Tableau2.2" style:family="table-row">
      <style:table-row-properties style:min-row-height="0.878cm" fo:background-color="transparent">
        <style:background-image/>
      </style:table-row-properties>
    </style:style>
    <style:style style:name="Tableau2.A2" style:family="table-cell">
      <style:table-cell-properties style:vertical-align="" fo:padding="0.097cm" fo:border-left="0.5pt solid #000000" fo:border-right="0.5pt solid #000000" fo:border-top="none" fo:border-bottom="0.5pt solid #000000"/>
    </style:style>
    <style:style style:name="Tableau2.3" style:family="table-row">
      <style:table-row-properties style:min-row-height="0.845cm" fo:background-color="transparent">
        <style:background-image/>
      </style:table-row-properties>
    </style:style>
    <style:style style:name="Tableau2.B3" style:family="table-cell">
      <style:table-cell-properties style:vertical-align="" fo:padding="0.097cm" fo:border-left="0.5pt solid #000000" fo:border-right="none" fo:border-top="none" fo:border-bottom="0.5pt solid #000000"/>
    </style:style>
    <style:style style:name="Tableau2.4" style:family="table-row">
      <style:table-row-properties style:min-row-height="0.566cm" fo:background-color="transparent">
        <style:background-image/>
      </style:table-row-properties>
    </style:style>
    <style:style style:name="P1" style:family="paragraph" style:parent-style-name="Footer">
      <style:paragraph-properties fo:text-align="justify" style:justify-single-word="false"/>
      <style:text-properties fo:font-size="8pt" style:font-size-asian="8pt" style:font-size-complex="8pt"/>
    </style:style>
    <style:style style:name="P2" style:family="paragraph" style:parent-style-name="Header">
      <style:text-properties fo:font-size="10pt" fo:font-weight="bold" style:font-size-asian="10pt" style:font-weight-asian="bold" style:font-size-complex="10pt" style:font-weight-complex="bold"/>
    </style:style>
    <style:style style:name="P3" style:family="paragraph" style:parent-style-name="Normal">
      <style:paragraph-properties fo:line-height="100%" fo:text-align="center" style:justify-single-word="false"/>
    </style:style>
    <style:style style:name="P4"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fo:font-weight="bold" officeooo:rsid="001a6f88" officeooo:paragraph-rsid="001a6f88" style:font-size-asian="11pt" style:font-weight-asian="bold" style:font-size-complex="11pt" style:font-weight-complex="bold"/>
    </style:style>
    <style:style style:name="P5"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font-size-asian="11pt" style:font-size-complex="11pt"/>
    </style:style>
    <style:style style:name="P6" style:family="paragraph" style:parent-style-name="Text_20_body">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paragraph-rsid="001a6f88" style:font-size-asian="11pt" style:font-size-complex="11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b9a5b"/>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2f7ef7"/>
    </style:style>
    <style:style style:name="P10"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a6f88"/>
    </style:style>
    <style:style style:name="P11" style:family="paragraph" style:parent-style-name="Normal">
      <style:paragraph-properties fo:margin-left="0cm" fo:margin-right="0cm" fo:line-height="100%" fo:text-align="start" style:justify-single-word="false" fo:text-indent="0cm" style:auto-text-indent="false"/>
      <style:text-properties style:font-name="Times New Roman" officeooo:rsid="001a6f88" officeooo:paragraph-rsid="001a6f88"/>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b9a5b"/>
    </style:style>
    <style:style style:name="P13" style:family="paragraph" style:parent-style-name="Normal">
      <style:paragraph-properties fo:margin-left="0cm" fo:margin-right="0cm" fo:margin-top="0.101cm" fo:margin-bottom="0.383cm" style:contextual-spacing="false" fo:line-height="100%" fo:text-align="end" style:justify-single-word="false" fo:text-indent="0cm" style:auto-text-indent="false"/>
      <style:text-properties style:font-name="Times New Roman" officeooo:rsid="001a6f88" officeooo:paragraph-rsid="001b9a5b"/>
    </style:style>
    <style:style style:name="P14" style:family="paragraph" style:parent-style-name="Normal">
      <style:paragraph-properties fo:margin-left="0cm" fo:margin-right="0cm" fo:margin-top="0.101cm" fo:margin-bottom="0.383cm" style:contextual-spacing="false" fo:line-height="100%" fo:text-align="start" style:justify-single-word="false" fo:text-indent="0cm" style:auto-text-indent="false"/>
      <style:text-properties style:font-name="Times New Roman" fo:font-weight="bold" officeooo:rsid="001a6f88" officeooo:paragraph-rsid="001a6f88" style:font-weight-asian="bold" style:font-weight-complex="bold"/>
    </style:style>
    <style:style style:name="P15" style:family="paragraph" style:parent-style-name="Standard">
      <style:paragraph-properties fo:margin-left="1.249cm" fo:margin-right="0cm" fo:margin-top="0cm" fo:margin-bottom="0cm" style:contextual-spacing="false" fo:text-align="start" style:justify-single-word="false" fo:text-indent="0cm" style:auto-text-indent="false"/>
      <style:text-properties style:font-name="Times New Roman" fo:font-size="10pt" officeooo:paragraph-rsid="001b9a5b" style:font-size-asian="10pt" style:font-size-complex="10pt"/>
    </style:style>
    <style:style style:name="P16" style:family="paragraph" style:parent-style-name="Table_20_Contents">
      <style:paragraph-properties fo:margin-top="0cm" fo:margin-bottom="0.081cm" style:contextual-spacing="false" fo:text-align="start" style:justify-single-word="false"/>
      <style:text-properties style:font-name="Times New Roman" fo:font-size="10pt" officeooo:paragraph-rsid="001a6f88" style:font-size-asian="10pt" style:font-size-complex="10pt"/>
    </style:style>
    <style:style style:name="P17" style:family="paragraph" style:parent-style-name="Table_20_Contents">
      <style:paragraph-properties fo:margin-top="0cm" fo:margin-bottom="0.081cm" style:contextual-spacing="false" fo:text-align="start" style:justify-single-word="false"/>
      <style:text-properties style:font-name="Times New Roman" fo:font-size="10pt" style:font-size-asian="10pt" style:font-size-complex="10pt"/>
    </style:style>
    <style:style style:name="P18" style:family="paragraph" style:parent-style-name="Standard">
      <style:paragraph-properties fo:margin-left="0cm" fo:margin-right="0cm" fo:margin-top="0cm" fo:margin-bottom="0cm" style:contextual-spacing="false" fo:text-align="end" style:justify-single-word="false" fo:text-indent="0cm" style:auto-text-indent="false"/>
      <style:text-properties style:font-name="Times New Roman" fo:font-size="10pt" officeooo:rsid="001a6f88" officeooo:paragraph-rsid="001b9a5b" style:font-size-asian="10pt" style:font-size-complex="10pt"/>
    </style:style>
    <style:style style:name="P19" style:family="paragraph" style:parent-style-name="Table_20_Contents">
      <style:paragraph-properties fo:margin-left="0cm" fo:margin-right="0cm" fo:text-align="start" style:justify-single-word="false" fo:text-indent="0cm" style:auto-text-indent="false"/>
      <style:text-properties style:font-name="Times New Roman" fo:font-size="10pt" officeooo:rsid="001a6f88" officeooo:paragraph-rsid="001a6f88" style:font-size-asian="10pt" style:font-size-complex="10pt"/>
    </style:style>
    <style:style style:name="P20" style:family="paragraph" style:parent-style-name="Table_20_Contents">
      <style:paragraph-properties fo:margin-top="0cm" fo:margin-bottom="0.081cm" style:contextual-spacing="false" fo:text-align="start" style:justify-single-word="false"/>
      <style:text-properties style:font-name="Times New Roman" fo:font-size="10pt" officeooo:rsid="001a6f88" officeooo:paragraph-rsid="001a6f88" style:font-size-asian="10pt" style:font-size-complex="10pt"/>
    </style:style>
    <style:style style:name="P21" style:family="paragraph" style:parent-style-name="Standard">
      <style:paragraph-properties fo:margin-top="0cm" fo:margin-bottom="0cm" style:contextual-spacing="false" fo:text-align="end" style:justify-single-word="false"/>
      <style:text-properties style:font-name="Times New Roman" fo:font-size="10pt" officeooo:paragraph-rsid="001b9a5b" style:font-size-asian="10pt" style:font-size-complex="10pt"/>
    </style:style>
    <style:style style:name="P22"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fo:font-weight="bold" officeooo:rsid="001a6f88" officeooo:paragraph-rsid="001a6f88"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Times New Roman" fo:font-size="10pt" fo:font-weight="bold" officeooo:paragraph-rsid="001b9a5b" style:font-size-asian="10pt" style:font-weight-asian="bold" style:font-size-complex="10pt" style:font-weight-complex="bold"/>
    </style:style>
    <style:style style:name="P24"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2b3d0e" style:font-size-asian="10pt" style:font-weight-asian="bold" style:font-size-complex="10pt" style:font-weight-complex="bold"/>
    </style:style>
    <style:style style:name="P25" style:family="paragraph" style:parent-style-name="Standard">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6"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7" style:family="paragraph" style:parent-style-name="Table_20_Contents">
      <style:paragraph-properties fo:margin-top="0.101cm" fo:margin-bottom="0.282cm" style:contextual-spacing="false" fo:text-align="start" style:justify-single-word="false"/>
      <style:text-properties style:font-name="Times New Roman" fo:font-size="10pt" fo:font-weight="bold" officeooo:rsid="001a6f88" officeooo:paragraph-rsid="0032f469" style:font-size-asian="10pt" style:font-weight-asian="bold" style:font-size-complex="10pt" style:font-weight-complex="bold"/>
    </style:style>
    <style:style style:name="P28" style:family="paragraph" style:parent-style-name="Normal">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8pt" fo:font-weight="bold" officeooo:rsid="001a6f88" officeooo:paragraph-rsid="001a6f88" style:font-size-asian="28pt" style:font-weight-asian="bold" style:font-size-complex="28pt" style:font-weight-complex="bold"/>
    </style:style>
    <style:style style:name="P29" style:family="paragraph" style:parent-style-name="Standard">
      <style:text-properties officeooo:paragraph-rsid="0032f469"/>
    </style:style>
    <style:style style:name="P30" style:family="paragraph" style:parent-style-name="Standard">
      <style:text-properties officeooo:paragraph-rsid="0033ebcc"/>
    </style:style>
    <style:style style:name="P31" style:family="paragraph">
      <style:paragraph-properties fo:text-align="start"/>
      <style:text-properties style:text-line-through-style="none" style:text-line-through-type="none" style:font-name="Times New Roman1" fo:font-size="10pt" fo:font-style="normal" style:text-underline-style="none" fo:font-weight="bold"/>
    </style:style>
    <style:style style:name="P32" style:family="paragraph">
      <style:paragraph-properties fo:text-align="start"/>
      <style:text-properties style:text-line-through-style="none" style:text-line-through-type="none" style:font-name="Times New Roman1" fo:font-size="9pt" fo:font-style="italic" style:text-underline-style="none" fo:font-weight="bold"/>
    </style:style>
    <style:style style:name="P33" style:family="paragraph">
      <style:paragraph-properties fo:text-align="start"/>
      <style:text-properties style:text-line-through-style="none" style:text-line-through-type="none" style:font-name="Times New Roman2" fo:font-size="11pt" fo:font-style="normal" style:text-underline-style="none" fo:font-weight="bold"/>
    </style:style>
    <style:style style:name="P34" style:family="paragraph">
      <style:paragraph-properties fo:text-align="start"/>
      <style:text-properties style:text-line-through-style="none" style:text-line-through-type="none" style:font-name="Times New Roman2" fo:font-size="10pt" fo:font-style="normal" style:text-underline-style="none"/>
    </style:style>
    <style:style style:name="P35" style:family="paragraph">
      <style:paragraph-properties fo:text-align="start"/>
      <style:text-properties style:text-line-through-style="none" style:text-line-through-type="none" style:font-name="Times New Roman2" fo:font-size="11pt" fo:font-style="normal" style:text-underline-style="none"/>
    </style:style>
    <style:style style:name="P36" style:family="paragraph">
      <style:paragraph-properties fo:text-align="start"/>
      <style:text-properties style:text-line-through-style="none" style:text-line-through-type="none" fo:font-style="normal" style:text-underline-style="non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language="en" fo:country="US" fo:font-weight="bold" officeooo:rsid="001a6f88" style:font-weight-asian="bold" style:font-weight-complex="bold"/>
    </style:style>
    <style:style style:name="T4" style:family="text">
      <style:text-properties fo:language="en" fo:country="US" fo:font-weight="bold" officeooo:rsid="003d2aaf" style:font-weight-asian="bold" style:font-weight-complex="bold"/>
    </style:style>
    <style:style style:name="T5" style:family="text">
      <style:text-properties fo:language="en" fo:country="US" style:text-underline-style="solid" style:text-underline-width="auto" style:text-underline-color="font-color" officeooo:rsid="001a6f88"/>
    </style:style>
    <style:style style:name="T6" style:family="text">
      <style:text-properties fo:language="en" fo:country="US" officeooo:rsid="001a6f88"/>
    </style:style>
    <style:style style:name="T7" style:family="text">
      <style:text-properties officeooo:rsid="001a6f88"/>
    </style:style>
    <style:style style:name="T8" style:family="text">
      <style:text-properties fo:font-size="11pt"/>
    </style:style>
    <style:style style:name="T9" style:family="text">
      <style:text-properties fo:font-size="11pt" style:text-underline-style="solid" style:text-underline-width="auto" style:text-underline-color="font-color"/>
    </style:style>
    <style:style style:name="T10" style:family="text">
      <style:text-properties fo:font-size="11pt" officeooo:rsid="001b9a5b"/>
    </style:style>
    <style:style style:name="T11" style:family="text">
      <style:text-properties fo:font-size="11pt" officeooo:rsid="003d2aaf"/>
    </style:style>
    <style:style style:name="T12" style:family="text">
      <style:text-properties style:text-underline-style="solid" style:text-underline-width="auto" style:text-underline-color="font-color"/>
    </style:style>
    <style:style style:name="T13" style:family="text">
      <style:text-properties officeooo:rsid="001b9a5b"/>
    </style:style>
    <style:style style:name="T14" style:family="text">
      <style:text-properties officeooo:rsid="003833fe"/>
    </style:style>
    <style:style style:name="T15" style:family="text">
      <style:text-properties officeooo:rsid="003d2aaf"/>
    </style:style>
    <style:style style:name="T16" style:family="text">
      <style:text-properties officeooo:rsid="003d9710"/>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data-style-name="C10114">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number:date-style style:name="C10114" number:language="de" number:country="DE">
      <number:day/>
      <number:text>-</number:text>
      <number:month/>
      <number:text>-</number:text>
      <number:year/>
    </number:dat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umber"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stomerNumber"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urneyNumber"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ryNumber"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ntainerNumber"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2"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3"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4"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Code"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UnitPrice"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UnitPrice"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UnitPrice"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UnitPrice"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UnitPrice"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UnitPric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UnitPrice"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UnitPrice" form:control-implementation="ooo:com.sun.star.form.component.CurrencyField" xml:id="control19" form:id="control19"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UnitPrice" form:control-implementation="ooo:com.sun.star.form.component.CurrencyField" xml:id="control20" form:id="control20"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UnitPrice" form:control-implementation="ooo:com.sun.star.form.component.CurrencyField" xml:id="control21" form:id="control2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UnitPrice" form:control-implementation="ooo:com.sun.star.form.component.CurrencyField" xml:id="control22" form:id="control2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UnitPrice" form:control-implementation="ooo:com.sun.star.form.component.CurrencyField" xml:id="control23" form:id="control2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UnitPrice" form:control-implementation="ooo:com.sun.star.form.component.CurrencyField" xml:id="control24" form:id="control2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UnitPrice" form:control-implementation="ooo:com.sun.star.form.component.CurrencyField" xml:id="control25" form:id="control2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Description"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Description"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Description"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Description"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Description"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Description"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Description"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8Description"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9Description"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0Description"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1Description"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2Description"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3Description"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4Description"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Qty"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Qty"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Qty"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Qty"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Qty"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Qty"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Qty"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Qty" form:control-implementation="ooo:com.sun.star.form.component.NumericField" xml:id="control47" form:id="control47"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9Qty" form:control-implementation="ooo:com.sun.star.form.component.NumericField" xml:id="control48" form:id="control48"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0Qty" form:control-implementation="ooo:com.sun.star.form.component.NumericField" xml:id="control49" form:id="control49"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1Qty" form:control-implementation="ooo:com.sun.star.form.component.NumericField" xml:id="control50" form:id="control50"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2Qty" form:control-implementation="ooo:com.sun.star.form.component.NumericField" xml:id="control51" form:id="control51"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3Qty" form:control-implementation="ooo:com.sun.star.form.component.NumericField" xml:id="control52" form:id="control52"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4Qty" form:control-implementation="ooo:com.sun.star.form.component.NumericField" xml:id="control53" form:id="control5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date form:name="Date" form:control-implementation="ooo:com.sun.star.form.component.DateField" xml:id="control54" form:id="control5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ObjIDinMSO" office:value-type="float" office:value="65535"/>
            </form:properties>
          </form:date>
          <form:text form:name="InvoiceLine1Total"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Total"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Total"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Total"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Total"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Total"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Total"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Total" form:control-implementation="ooo:com.sun.star.form.component.CurrencyField" xml:id="control62" form:id="control6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Total" form:control-implementation="ooo:com.sun.star.form.component.CurrencyField" xml:id="control63" form:id="control6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Total" form:control-implementation="ooo:com.sun.star.form.component.CurrencyField" xml:id="control64" form:id="control6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Total" form:control-implementation="ooo:com.sun.star.form.component.CurrencyField" xml:id="control65" form:id="control6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Total" form:control-implementation="ooo:com.sun.star.form.component.CurrencyField" xml:id="control66" form:id="control6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Total" form:control-implementation="ooo:com.sun.star.form.component.CurrencyField" xml:id="control67" form:id="control67"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Total" form:control-implementation="ooo:com.sun.star.form.component.CurrencyField" xml:id="control68" form:id="control68"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5Description"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6Description"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15UnitPrice" form:control-implementation="ooo:com.sun.star.form.component.CurrencyField" xml:id="control71" form:id="control7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UnitPrice" form:control-implementation="ooo:com.sun.star.form.component.CurrencyField" xml:id="control72" form:id="control7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5Qty" form:control-implementation="ooo:com.sun.star.form.component.NumericField" xml:id="control73" form:id="control7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6Qty" form:control-implementation="ooo:com.sun.star.form.component.NumericField" xml:id="control74" form:id="control74"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5Total" form:control-implementation="ooo:com.sun.star.form.component.CurrencyField" xml:id="control75" form:id="control7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Total" form:control-implementation="ooo:com.sun.star.form.component.CurrencyField" xml:id="control76" form:id="control7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TotalBeforeTax"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 form:control-implementation="ooo:com.sun.star.form.component.TextField" xml:id="control79" form:id="control79"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ObjIDinMSO" office:value-type="float" office:value="65535"/>
            </form:properties>
          </form:text>
          <form:textarea form:name="SurchargeLabel" form:control-implementation="ooo:com.sun.star.form.component.TextField" xml:id="control80" form:id="control80"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y form:property-name="ObjIDinMSO" office:value-type="float" office:value="65535"/>
            </form:properties>
          </form:textarea>
          <form:text form:name="TaxAmount"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gistics Centrafrique S.A.</text:p>
      <text:p text:style-name="P5">Rue des <text:span text:style-name="T15">Poivres</text:span></text:p>
      <text:p text:style-name="P5">BP 19<text:span text:style-name="T16">35 </text:span>Bangui</text:p>
      <text:p text:style-name="P5">RÉPUBLIQUE CENTRAFRICAINE</text:p>
      <text:p text:style-name="P6"><text:span text:style-name="T5">RCCM :</text:span><text:span text:style-name="T6"> </text:span><text:span text:style-name="T3">CA/BG/2021M</text:span><text:span text:style-name="T4">2232</text:span></text:p>
      <text:p text:style-name="P6"><text:span text:style-name="T12">NIF :</text:span> M3<text:span text:style-name="T15">5556</text:span>6Q001</text:p>
      <text:p text:style-name="P28">FACTURE</text:p>
      <table:table table:name="Tableau3" table:style-name="Tableau3">
        <table:table-column table:style-name="Tableau3.A"/>
        <table:table-column table:style-name="Tableau3.B"/>
        <table:table-column table:style-name="Tableau3.C"/>
        <table:table-row>
          <table:table-cell table:style-name="Tableau3.A1" table:number-rows-spanned="5" office:value-type="string">
            <text:p text:style-name="P9"><draw:control text:anchor-type="as-char" draw:z-index="77" draw:name="Forme 1" draw:style-name="gr1" draw:text-style-name="P33" svg:width="9.016cm" svg:height="0.47cm" draw:control="control78"/></text:p>
            <text:p text:style-name="P7"><draw:control text:anchor-type="as-char" draw:z-index="5" draw:name="Forme1" draw:style-name="gr1" draw:text-style-name="P34" svg:width="9.016cm" svg:height="0.47cm" draw:control="control6"/></text:p>
            <text:p text:style-name="P7"><draw:control text:anchor-type="as-char" draw:z-index="6" draw:name="Contrôle 7" draw:style-name="gr1" draw:text-style-name="P34" svg:width="9.016cm" svg:height="0.47cm" draw:control="control7"/></text:p>
            <text:p text:style-name="P7"><draw:control text:anchor-type="as-char" draw:z-index="7" draw:name="Contrôle 8" draw:style-name="gr1" draw:text-style-name="P34" svg:width="9.016cm" svg:height="0.47cm" draw:control="control8"/></text:p>
            <text:p text:style-name="P7"><draw:control text:anchor-type="as-char" draw:z-index="8" draw:name="Contrôle 9" draw:style-name="gr1" draw:text-style-name="P34" svg:width="9.016cm" svg:height="0.47cm" draw:control="control9"/></text:p>
            <text:p text:style-name="P7"><draw:control text:anchor-type="as-char" draw:z-index="9" draw:name="Contrôle 10" draw:style-name="gr1" draw:text-style-name="P34" svg:width="9.016cm" svg:height="0.47cm" draw:control="control10"/></text:p>
            <text:p text:style-name="P7"><draw:control text:anchor-type="as-char" draw:z-index="10" draw:name="Contrôle 11" draw:style-name="gr1" draw:text-style-name="P34" svg:width="9.016cm" svg:height="0.47cm" draw:control="control11"/></text:p>
          </table:table-cell>
          <table:table-cell table:style-name="Tableau3.A1" office:value-type="string">
            <text:p text:style-name="P8">N° Facture</text:p>
          </table:table-cell>
          <table:table-cell table:style-name="Tableau3.C1" office:value-type="string">
            <text:p text:style-name="P10"><draw:control text:anchor-type="as-char" draw:z-index="0" draw:name="Contrôle 1" draw:style-name="gr1" draw:text-style-name="P36" svg:width="3.795cm" svg:height="0.47cm" draw:control="control1"/></text:p>
          </table:table-cell>
        </table:table-row>
        <table:table-row>
          <table:covered-table-cell table:style-name="Tableau3.A2"/>
          <table:table-cell table:style-name="Tableau3.A2" office:value-type="string">
            <text:p text:style-name="P8">N° Client <text:s text:c="3"/></text:p>
          </table:table-cell>
          <table:table-cell table:style-name="Tableau3.C2" office:value-type="string">
            <text:p text:style-name="P12"><draw:control text:anchor-type="as-char" draw:z-index="1" draw:name="Contrôle 2" draw:style-name="gr1" draw:text-style-name="P36" svg:width="3.795cm" svg:height="0.47cm" draw:control="control2"/></text:p>
          </table:table-cell>
        </table:table-row>
        <table:table-row>
          <table:covered-table-cell table:style-name="Tableau3.A2"/>
          <table:table-cell table:style-name="Tableau3.A2" office:value-type="string">
            <text:p text:style-name="P8">N° Transport <text:s text:c="2"/></text:p>
          </table:table-cell>
          <table:table-cell table:style-name="Tableau3.C2" office:value-type="string">
            <text:p text:style-name="P12"><draw:control text:anchor-type="as-char" draw:z-index="2" draw:name="Contrôle 3" draw:style-name="gr1" draw:text-style-name="P36" svg:width="3.795cm" svg:height="0.47cm" draw:control="control3"/></text:p>
          </table:table-cell>
        </table:table-row>
        <table:table-row>
          <table:covered-table-cell table:style-name="Tableau3.A2"/>
          <table:table-cell table:style-name="Tableau3.A2" office:value-type="string">
            <text:p text:style-name="P8">N° Entrée</text:p>
          </table:table-cell>
          <table:table-cell table:style-name="Tableau3.C2" office:value-type="string">
            <text:p text:style-name="P12"><draw:control text:anchor-type="as-char" draw:z-index="3" draw:name="Contrôle 4" draw:style-name="gr1" draw:text-style-name="P36" svg:width="3.795cm" svg:height="0.47cm" draw:control="control4"/></text:p>
          </table:table-cell>
        </table:table-row>
        <table:table-row>
          <table:covered-table-cell table:style-name="Tableau3.A2"/>
          <table:table-cell table:style-name="Tableau3.A2" office:value-type="string">
            <text:p text:style-name="P8">N° Container</text:p>
          </table:table-cell>
          <table:table-cell table:style-name="Tableau3.C2" office:value-type="string">
            <text:p text:style-name="P12"><draw:control text:anchor-type="as-char" draw:z-index="4" draw:name="Contrôle 5" draw:style-name="gr1" draw:text-style-name="P36" svg:width="3.795cm" svg:height="0.47cm" draw:control="control5"/></text:p>
          </table:table-cell>
        </table:table-row>
      </table:table>
      <text:p text:style-name="P13"><text:span text:style-name="T8">Le </text:span><text:span text:style-name="T8"><draw:control text:anchor-type="as-char" draw:z-index="53" draw:name="Contrôle 65" draw:style-name="gr2" draw:text-style-name="P35" svg:width="2.326cm" svg:height="0.47cm" draw:control="control54"/></text:span><text:span text:style-name="T8">, à Bangui en RÉPUBLIQUE CENTRAFRIQUE</text:span></text:p>
      <text:p text:style-name="P14"><text:span text:style-name="T9">Objet :</text:span><text:span text:style-name="T8"> Facture </text:span><text:span text:style-name="T10">des </text:span><text:span text:style-name="T8">prestation</text:span><text:span text:style-name="T10">s</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9">Description</text:p>
          </table:table-cell>
          <table:table-cell table:style-name="Tableau1.A1" office:value-type="string">
            <text:p text:style-name="P19">Prix Unitaire</text:p>
          </table:table-cell>
          <table:table-cell table:style-name="Tableau1.A1" office:value-type="string">
            <text:p text:style-name="P19">Quantité</text:p>
          </table:table-cell>
          <table:table-cell table:style-name="Tableau1.D1" office:value-type="string">
            <text:p text:style-name="P19">Sous-total</text:p>
          </table:table-cell>
        </table:table-row>
        <table:table-row table:style-name="Tableau1.2">
          <table:table-cell table:style-name="Tableau1.A2" office:value-type="string">
            <text:p text:style-name="P15"><draw:control text:anchor-type="as-char" draw:z-index="25" draw:name="Contrôle 13" draw:style-name="gr1" draw:text-style-name="P34" svg:width="7.857cm" svg:height="0.47cm" draw:control="control26"/></text:p>
            <text:p text:style-name="P15"><draw:control text:anchor-type="as-char" draw:z-index="26" draw:name="Contrôle 14" draw:style-name="gr1" draw:text-style-name="P34" svg:width="7.857cm" svg:height="0.47cm" draw:control="control27"/></text:p>
            <text:p text:style-name="P15"><draw:control text:anchor-type="as-char" draw:z-index="27" draw:name="Contrôle 15" draw:style-name="gr1" draw:text-style-name="P34" svg:width="7.857cm" svg:height="0.47cm" draw:control="control28"/></text:p>
            <text:p text:style-name="P15"><draw:control text:anchor-type="as-char" draw:z-index="28" draw:name="Contrôle 16" draw:style-name="gr1" draw:text-style-name="P34" svg:width="7.857cm" svg:height="0.47cm" draw:control="control29"/></text:p>
            <text:p text:style-name="P15"><draw:control text:anchor-type="as-char" draw:z-index="29" draw:name="Contrôle 17" draw:style-name="gr1" draw:text-style-name="P34" svg:width="7.857cm" svg:height="0.47cm" draw:control="control30"/></text:p>
            <text:p text:style-name="P15"><draw:control text:anchor-type="as-char" draw:z-index="30" draw:name="Contrôle 18" draw:style-name="gr1" draw:text-style-name="P34" svg:width="7.857cm" svg:height="0.47cm" draw:control="control31"/></text:p>
            <text:p text:style-name="P15"><draw:control text:anchor-type="as-char" draw:z-index="31" draw:name="Contrôle 19" draw:style-name="gr1" draw:text-style-name="P34" svg:width="7.857cm" svg:height="0.47cm" draw:control="control32"/></text:p>
            <text:p text:style-name="P15"><draw:control text:anchor-type="as-char" draw:z-index="32" draw:name="Contrôle 20" draw:style-name="gr1" draw:text-style-name="P34" svg:width="7.857cm" svg:height="0.47cm" draw:control="control33"/></text:p>
            <text:p text:style-name="P15"><draw:control text:anchor-type="as-char" draw:z-index="33" draw:name="Contrôle 21" draw:style-name="gr1" draw:text-style-name="P34" svg:width="7.857cm" svg:height="0.47cm" draw:control="control34"/></text:p>
            <text:p text:style-name="P15"><draw:control text:anchor-type="as-char" draw:z-index="34" draw:name="Contrôle 22" draw:style-name="gr1" draw:text-style-name="P34" svg:width="7.857cm" svg:height="0.47cm" draw:control="control35"/></text:p>
            <text:p text:style-name="P15"><draw:control text:anchor-type="as-char" draw:z-index="35" draw:name="Contrôle 23" draw:style-name="gr1" draw:text-style-name="P34" svg:width="7.857cm" svg:height="0.47cm" draw:control="control36"/></text:p>
            <text:p text:style-name="P15"><draw:control text:anchor-type="as-char" draw:z-index="36" draw:name="Contrôle 24" draw:style-name="gr1" draw:text-style-name="P34" svg:width="7.857cm" svg:height="0.47cm" draw:control="control37"/></text:p>
            <text:p text:style-name="P15"><draw:control text:anchor-type="as-char" draw:z-index="37" draw:name="Contrôle 25" draw:style-name="gr1" draw:text-style-name="P34" svg:width="7.857cm" svg:height="0.47cm" draw:control="control38"/></text:p>
            <text:p text:style-name="P15"><draw:control text:anchor-type="as-char" draw:z-index="38" draw:name="Contrôle 26" draw:style-name="gr1" draw:text-style-name="P34" svg:width="7.857cm" svg:height="0.47cm" draw:control="control39"/></text:p>
            <text:p text:style-name="P15"><draw:control text:anchor-type="as-char" draw:z-index="68" draw:name="Contrôle 70" draw:style-name="gr1" draw:text-style-name="P34" svg:width="7.857cm" svg:height="0.47cm" draw:control="control69"/></text:p>
            <text:p text:style-name="P15"><draw:control text:anchor-type="as-char" draw:z-index="69" draw:name="Contrôle 71" draw:style-name="gr1" draw:text-style-name="P34" svg:width="7.857cm" svg:height="0.47cm" draw:control="control70"/></text:p>
          </table:table-cell>
          <table:table-cell table:style-name="Tableau1.A2" office:value-type="string">
            <text:p text:style-name="P21"><draw:control text:anchor-type="as-char" draw:z-index="11" draw:name="Contrôle 46" draw:style-name="gr1" draw:text-style-name="P34" svg:width="1.966cm" svg:height="0.47cm" draw:control="control12"/></text:p>
            <text:p text:style-name="P21"><draw:control text:anchor-type="as-char" draw:z-index="12" draw:name="Contrôle 47" draw:style-name="gr1" draw:text-style-name="P34" svg:width="1.966cm" svg:height="0.47cm" draw:control="control13"/></text:p>
            <text:p text:style-name="P21"><draw:control text:anchor-type="as-char" draw:z-index="13" draw:name="Contrôle 48" draw:style-name="gr1" draw:text-style-name="P34" svg:width="1.966cm" svg:height="0.47cm" draw:control="control14"/></text:p>
            <text:p text:style-name="P21"><draw:control text:anchor-type="as-char" draw:z-index="14" draw:name="Contrôle 49" draw:style-name="gr1" draw:text-style-name="P34" svg:width="1.966cm" svg:height="0.47cm" draw:control="control15"/></text:p>
            <text:p text:style-name="P21"><draw:control text:anchor-type="as-char" draw:z-index="15" draw:name="Contrôle 50" draw:style-name="gr1" draw:text-style-name="P34" svg:width="1.966cm" svg:height="0.47cm" draw:control="control16"/></text:p>
            <text:p text:style-name="P21"><draw:control text:anchor-type="as-char" draw:z-index="16" draw:name="Contrôle 51" draw:style-name="gr1" draw:text-style-name="P34" svg:width="1.966cm" svg:height="0.47cm" draw:control="control17"/></text:p>
            <text:p text:style-name="P21"><draw:control text:anchor-type="as-char" draw:z-index="17" draw:name="Contrôle 52" draw:style-name="gr1" draw:text-style-name="P34" svg:width="1.966cm" svg:height="0.47cm" draw:control="control18"/></text:p>
            <text:p text:style-name="P21"><draw:control text:anchor-type="as-char" draw:z-index="18" draw:name="Contrôle 53" draw:style-name="gr1" draw:text-style-name="P34" svg:width="1.966cm" svg:height="0.47cm" draw:control="control19"/></text:p>
            <text:p text:style-name="P21"><draw:control text:anchor-type="as-char" draw:z-index="19" draw:name="Contrôle 54" draw:style-name="gr1" draw:text-style-name="P34" svg:width="1.966cm" svg:height="0.47cm" draw:control="control20"/></text:p>
            <text:p text:style-name="P21"><draw:control text:anchor-type="as-char" draw:z-index="20" draw:name="Contrôle 55" draw:style-name="gr1" draw:text-style-name="P34" svg:width="1.966cm" svg:height="0.47cm" draw:control="control21"/></text:p>
            <text:p text:style-name="P21"><draw:control text:anchor-type="as-char" draw:z-index="21" draw:name="Contrôle 56" draw:style-name="gr1" draw:text-style-name="P34" svg:width="1.966cm" svg:height="0.47cm" draw:control="control22"/></text:p>
            <text:p text:style-name="P21"><draw:control text:anchor-type="as-char" draw:z-index="22" draw:name="Contrôle 57" draw:style-name="gr1" draw:text-style-name="P34" svg:width="1.966cm" svg:height="0.47cm" draw:control="control23"/></text:p>
            <text:p text:style-name="P21"><draw:control text:anchor-type="as-char" draw:z-index="23" draw:name="Contrôle 58" draw:style-name="gr1" draw:text-style-name="P34" svg:width="1.966cm" svg:height="0.47cm" draw:control="control24"/></text:p>
            <text:p text:style-name="P21"><draw:control text:anchor-type="as-char" draw:z-index="24" draw:name="Contrôle 59" draw:style-name="gr1" draw:text-style-name="P34" svg:width="1.966cm" svg:height="0.47cm" draw:control="control25"/></text:p>
            <text:p text:style-name="P21"><draw:control text:anchor-type="as-char" draw:z-index="70" draw:name="Contrôle 72" draw:style-name="gr1" draw:text-style-name="P34" svg:width="1.966cm" svg:height="0.47cm" draw:control="control71"/></text:p>
            <text:p text:style-name="P21"><draw:control text:anchor-type="as-char" draw:z-index="71" draw:name="Contrôle 73" draw:style-name="gr1" draw:text-style-name="P34" svg:width="1.966cm" svg:height="0.47cm" draw:control="control72"/></text:p>
          </table:table-cell>
          <table:table-cell table:style-name="Tableau1.A2" office:value-type="string">
            <text:p text:style-name="P21"><draw:control text:anchor-type="as-char" draw:z-index="39" draw:name="Contrôle 37" draw:style-name="gr1" draw:text-style-name="P34" svg:width="1.728cm" svg:height="0.47cm" draw:control="control40"/></text:p>
            <text:p text:style-name="P21"><draw:control text:anchor-type="as-char" draw:z-index="40" draw:name="Contrôle 38" draw:style-name="gr1" draw:text-style-name="P34" svg:width="1.728cm" svg:height="0.47cm" draw:control="control41"/></text:p>
            <text:p text:style-name="P21"><draw:control text:anchor-type="as-char" draw:z-index="41" draw:name="Contrôle 39" draw:style-name="gr1" draw:text-style-name="P34" svg:width="1.728cm" svg:height="0.47cm" draw:control="control42"/></text:p>
            <text:p text:style-name="P21"><draw:control text:anchor-type="as-char" draw:z-index="42" draw:name="Contrôle 40" draw:style-name="gr1" draw:text-style-name="P34" svg:width="1.728cm" svg:height="0.47cm" draw:control="control43"/></text:p>
            <text:p text:style-name="P21"><draw:control text:anchor-type="as-char" draw:z-index="43" draw:name="Contrôle 41" draw:style-name="gr1" draw:text-style-name="P34" svg:width="1.728cm" svg:height="0.47cm" draw:control="control44"/></text:p>
            <text:p text:style-name="P21"><draw:control text:anchor-type="as-char" draw:z-index="44" draw:name="Contrôle 42" draw:style-name="gr1" draw:text-style-name="P34" svg:width="1.728cm" svg:height="0.47cm" draw:control="control45"/></text:p>
            <text:p text:style-name="P21"><draw:control text:anchor-type="as-char" draw:z-index="45" draw:name="Contrôle 43" draw:style-name="gr1" draw:text-style-name="P34" svg:width="1.728cm" svg:height="0.47cm" draw:control="control46"/></text:p>
            <text:p text:style-name="P21"><draw:control text:anchor-type="as-char" draw:z-index="46" draw:name="Contrôle 44" draw:style-name="gr1" draw:text-style-name="P34" svg:width="1.728cm" svg:height="0.47cm" draw:control="control47"/></text:p>
            <text:p text:style-name="P21"><draw:control text:anchor-type="as-char" draw:z-index="47" draw:name="Contrôle 45" draw:style-name="gr1" draw:text-style-name="P34" svg:width="1.728cm" svg:height="0.47cm" draw:control="control48"/></text:p>
            <text:p text:style-name="P21"><draw:control text:anchor-type="as-char" draw:z-index="48" draw:name="Contrôle 60" draw:style-name="gr1" draw:text-style-name="P34" svg:width="1.728cm" svg:height="0.47cm" draw:control="control49"/></text:p>
            <text:p text:style-name="P21"><draw:control text:anchor-type="as-char" draw:z-index="49" draw:name="Contrôle 61" draw:style-name="gr1" draw:text-style-name="P34" svg:width="1.728cm" svg:height="0.47cm" draw:control="control50"/></text:p>
            <text:p text:style-name="P21"><draw:control text:anchor-type="as-char" draw:z-index="50" draw:name="Contrôle 62" draw:style-name="gr1" draw:text-style-name="P34" svg:width="1.728cm" svg:height="0.47cm" draw:control="control51"/></text:p>
            <text:p text:style-name="P21"><draw:control text:anchor-type="as-char" draw:z-index="51" draw:name="Contrôle 63" draw:style-name="gr1" draw:text-style-name="P34" svg:width="1.728cm" svg:height="0.47cm" draw:control="control52"/></text:p>
            <text:p text:style-name="P21"><draw:control text:anchor-type="as-char" draw:z-index="52" draw:name="Contrôle 64" draw:style-name="gr1" draw:text-style-name="P34" svg:width="1.728cm" svg:height="0.47cm" draw:control="control53"/></text:p>
            <text:p text:style-name="P21"><draw:control text:anchor-type="as-char" draw:z-index="72" draw:name="Contrôle 74" draw:style-name="gr1" draw:text-style-name="P34" svg:width="1.728cm" svg:height="0.47cm" draw:control="control73"/></text:p>
            <text:p text:style-name="P21"><draw:control text:anchor-type="as-char" draw:z-index="73" draw:name="Contrôle 75" draw:style-name="gr1" draw:text-style-name="P34" svg:width="1.728cm" svg:height="0.47cm" draw:control="control74"/></text:p>
          </table:table-cell>
          <table:table-cell table:style-name="Tableau1.D2" office:value-type="string">
            <text:p text:style-name="P18"><draw:control text:anchor-type="as-char" draw:z-index="54" draw:name="Contrôle 27" draw:style-name="gr1" draw:text-style-name="P34" svg:width="2.615cm" svg:height="0.47cm" draw:control="control55"/></text:p>
            <text:p text:style-name="P18"><draw:control text:anchor-type="as-char" draw:z-index="55" draw:name="Contrôle 28" draw:style-name="gr1" draw:text-style-name="P34" svg:width="2.615cm" svg:height="0.47cm" draw:control="control56"/></text:p>
            <text:p text:style-name="P18"><draw:control text:anchor-type="as-char" draw:z-index="56" draw:name="Contrôle 29" draw:style-name="gr1" draw:text-style-name="P34" svg:width="2.615cm" svg:height="0.47cm" draw:control="control57"/></text:p>
            <text:p text:style-name="P18"><draw:control text:anchor-type="as-char" draw:z-index="57" draw:name="Contrôle 30" draw:style-name="gr1" draw:text-style-name="P34" svg:width="2.615cm" svg:height="0.47cm" draw:control="control58"/></text:p>
            <text:p text:style-name="P18"><draw:control text:anchor-type="as-char" draw:z-index="58" draw:name="Contrôle 31" draw:style-name="gr1" draw:text-style-name="P34" svg:width="2.615cm" svg:height="0.47cm" draw:control="control59"/></text:p>
            <text:p text:style-name="P18"><draw:control text:anchor-type="as-char" draw:z-index="59" draw:name="Contrôle 32" draw:style-name="gr1" draw:text-style-name="P34" svg:width="2.615cm" svg:height="0.47cm" draw:control="control60"/></text:p>
            <text:p text:style-name="P18"><draw:control text:anchor-type="as-char" draw:z-index="60" draw:name="Contrôle 33" draw:style-name="gr1" draw:text-style-name="P34" svg:width="2.615cm" svg:height="0.47cm" draw:control="control61"/></text:p>
            <text:p text:style-name="P18"><draw:control text:anchor-type="as-char" draw:z-index="61" draw:name="Contrôle 34" draw:style-name="gr1" draw:text-style-name="P34" svg:width="2.615cm" svg:height="0.47cm" draw:control="control62"/></text:p>
            <text:p text:style-name="P18"><draw:control text:anchor-type="as-char" draw:z-index="62" draw:name="Contrôle 35" draw:style-name="gr1" draw:text-style-name="P34" svg:width="2.615cm" svg:height="0.47cm" draw:control="control63"/></text:p>
            <text:p text:style-name="P18"><draw:control text:anchor-type="as-char" draw:z-index="63" draw:name="Contrôle 36" draw:style-name="gr1" draw:text-style-name="P34" svg:width="2.615cm" svg:height="0.47cm" draw:control="control64"/></text:p>
            <text:p text:style-name="P18"><draw:control text:anchor-type="as-char" draw:z-index="64" draw:name="Contrôle 66" draw:style-name="gr1" draw:text-style-name="P34" svg:width="2.615cm" svg:height="0.47cm" draw:control="control65"/></text:p>
            <text:p text:style-name="P18"><draw:control text:anchor-type="as-char" draw:z-index="65" draw:name="Contrôle 67" draw:style-name="gr1" draw:text-style-name="P34" svg:width="2.615cm" svg:height="0.47cm" draw:control="control66"/></text:p>
            <text:p text:style-name="P18"><draw:control text:anchor-type="as-char" draw:z-index="66" draw:name="Contrôle 68" draw:style-name="gr1" draw:text-style-name="P34" svg:width="2.615cm" svg:height="0.47cm" draw:control="control67"/></text:p>
            <text:p text:style-name="P18"><draw:control text:anchor-type="as-char" draw:z-index="67" draw:name="Contrôle 69" draw:style-name="gr1" draw:text-style-name="P34" svg:width="2.615cm" svg:height="0.47cm" draw:control="control68"/></text:p>
            <text:p text:style-name="P18"><draw:control text:anchor-type="as-char" draw:z-index="74" draw:name="Contrôle 76" draw:style-name="gr1" draw:text-style-name="P34" svg:width="2.615cm" svg:height="0.47cm" draw:control="control75"/></text:p>
            <text:p text:style-name="P18"><draw:control text:anchor-type="as-char" draw:z-index="75" draw:name="Contrôle 77" draw:style-name="gr1" draw:text-style-name="P34" svg:width="2.615cm" svg:height="0.47cm" draw:control="control76"/></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Cachet Caissier</text:p>
          </table:table-cell>
          <table:table-cell table:style-name="Tableau2.B1" office:value-type="string">
            <text:p text:style-name="P24"><text:span text:style-name="T7">Total </text:span><text:span text:style-name="T13">H.T.</text:span></text:p>
          </table:table-cell>
          <table:table-cell table:style-name="Tableau2.C1" office:value-type="string">
            <text:p text:style-name="P23"><draw:control text:anchor-type="as-char" draw:z-index="76" draw:name="Contrôle 78" draw:style-name="gr1" draw:text-style-name="P31" svg:width="2.615cm" svg:height="0.47cm" draw:control="control77"/></text:p>
          </table:table-cell>
        </table:table-row>
        <table:table-row table:style-name="Tableau2.2">
          <table:table-cell table:style-name="Tableau2.A2" table:number-rows-spanned="3" office:value-type="string">
            <text:p text:style-name="P20">Date :</text:p>
            <text:p text:style-name="P17">N<text:span text:style-name="T7">om et Prénom :</text:span></text:p>
            <text:p text:style-name="P16">Signature <text:span text:style-name="T13">et cachet :</text:span></text:p>
          </table:table-cell>
          <table:table-cell table:style-name="Tableau2.C1" table:number-columns-spanned="2" office:value-type="string">
            <text:p text:style-name="P25"><draw:control text:anchor-type="as-char" draw:z-index="79" draw:name="Contrôle 6" draw:style-name="gr1" draw:text-style-name="P32" svg:width="7.139cm" svg:height="0.6cm" draw:control="control80"/></text:p>
          </table:table-cell>
          <table:covered-table-cell/>
        </table:table-row>
        <table:table-row table:style-name="Tableau2.3">
          <table:covered-table-cell table:style-name="Tableau2.A2"/>
          <table:table-cell table:style-name="Tableau2.B3" office:value-type="string">
            <text:p text:style-name="P26">TVA collectée <text:span text:style-name="T13">(</text:span>19 %<text:span text:style-name="T13">)</text:span></text:p>
          </table:table-cell>
          <table:table-cell table:style-name="Tableau2.A2" office:value-type="string">
            <text:p text:style-name="P30"><draw:control text:anchor-type="as-char" draw:z-index="80" draw:name="Contrôle 79" draw:style-name="gr1" draw:text-style-name="P31" svg:width="2.615cm" svg:height="0.47cm" draw:control="control81"/></text:p>
          </table:table-cell>
        </table:table-row>
        <table:table-row table:style-name="Tableau2.4">
          <table:covered-table-cell table:style-name="Tableau2.A2"/>
          <table:table-cell table:style-name="Tableau2.B3" office:value-type="string">
            <text:p text:style-name="P27">Total T.T.C <text:s text:c="13"/><text:span text:style-name="T14">FCFA</text:span></text:p>
          </table:table-cell>
          <table:table-cell table:style-name="Tableau2.A2" office:value-type="string">
            <text:p text:style-name="P29"><draw:control text:anchor-type="as-char" draw:z-index="78" draw:name="Contrôle 80" draw:style-name="gr1" draw:text-style-name="P31" svg:width="2.615cm" svg:height="0.47cm" draw:control="control79"/></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justify" style:justify-single-word="false"/>
      <style:text-properties fo:font-size="8pt" style:font-size-asian="8pt" style:font-size-complex="8pt"/>
    </style:style>
    <style:style style:name="MP2" style:family="paragraph" style:parent-style-name="Header">
      <style:text-properties fo:font-size="10pt" fo:font-weight="bold" style:font-size-asian="10pt" style:font-weight-asian="bold" style:font-size-complex="10pt" style:font-weight-complex="bold"/>
    </style:style>
    <style:style style:name="MP3" style:family="paragraph" style:parent-style-name="Normal">
      <style:paragraph-properties fo:line-height="100%" fo:text-align="center" style:justify-single-word="false"/>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0.508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762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yable sans escompte ni retenue à Bangui. Toute réclamation pour être valable doit être formulée dans les huit jours de la remise de la facture. En cas de contestation, le Tribunal de Bangui sera seul compétent même en cas d'appel en garantie ou de pluralité de défendeurs. La création des traites ou tout autre mode de paiement n'entraîne aucune autre dérogation à cette clause qui est attributive de juridiction. Pour toute facture impayée dans le délai ci dessus, la répercussions des intérêts et agios se fera par débit séparé aux conditions bancaires de la place.</text:p>
      </style:footer>
    </style:master-page>
    <style:master-page style:name="MP0" style:page-layout-name="Mpm2" draw:style-name="Mdp1">
      <style:header>
        <text:p text:style-name="Header"><text:span text:style-name="Default_20_Paragraph_20_Font"><text:span text:style-name="MT1"/></text:span></text:p>
        <text:p text:style-name="MP2"/>
      </style:header>
      <style:footer>
        <text:p text:style-name="MP3"><text:span text:style-name="Default_20_Paragraph_20_Font"><text:span text:style-name="MT2"/></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Yaël Trad</meta:initial-creator>
    <meta:creation-date>2022-12-17T17:50:00Z</meta:creation-date>
    <dc:date>2023-06-22T03:42:54.245000000</dc:date>
    <meta:editing-cycles>51</meta:editing-cycles>
    <meta:editing-duration>PT22H38M15S</meta:editing-duration>
    <meta:document-statistic meta:table-count="3" meta:image-count="0" meta:object-count="0" meta:page-count="1" meta:paragraph-count="106" meta:word-count="161" meta:character-count="984" meta:non-whitespace-character-count="829"/>
    <meta:template xlink:type="simple" xlink:actuate="onRequest" xlink:title="" xlink:href="../../../MATTAR.Logistics/tmp/pid-278343/FORMULAIRE%20DE%20DEPART%20DE%20CARGAISONS%20-%20GPS.odt/Normal.dotm"/>
  </office:meta>
</office:document-meta>
</file>